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style:text-position="super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style:text-position="super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ydrogen bond - H+ bonding with some type of negative</text:span><text:span text:style-name="T2"><text:s/>atom, strong intermolecular bond.</text:span></text:p>
      <text:p text:style-name="P1"><text:span text:style-name="T2">Water can desolve other polar substances.</text:span></text:p>
      <text:p text:style-name="P1"><text:span text:style-name="T2">Nonpolar substances have simetric distribution of charge. If added to H2O it will arrange together.</text:span><text:span text:style-name="T3"/></text:p>
      <text:p text:style-name="P1"><text:span text:style-name="T3">F<text:s/></text:span><text:span text:style-name="T4">= I / d</text:span><text:span text:style-name="T5">2</text:span></text:p>
      <text:p text:style-name="P1"><text:span text:style-name="T5"/></text:p>
      <text:p text:style-name="P1"><text:span text:style-name="T6">F</text:span><text:span text:style-name="T7">electrostatic</text:span><text:span text:style-name="T8"><text:s/>= k * q1 * q2 / d</text:span><text:span text:style-name="T9">2</text:span><text:span text:style-name="T10"><text:s text:c="2"/>- konst, 1charge, 2charge</text:span></text:p>
      <text:p text:style-name="P1"><text:span text:style-name="T10">Intramolecular(stronger, in any given molecule):</text:span></text:p>
      <text:p text:style-name="P1"><text:span text:style-name="T10">Covalent -sharing of electrons</text:span></text:p>
      <text:p text:style-name="P1"><text:span text:style-name="T10">1) Non-polar Covalent</text:span></text:p>
      <text:p text:style-name="P1"><text:span text:style-name="T10">2) Polar Covalent(separation of charges, creates electrodypol moment)</text:span></text:p>
      <text:p text:style-name="P1"><text:span text:style-name="T10">3) Ionic Bond(no sharing, but exchange of electrons)</text:span></text:p>
      <text:p text:style-name="P1"><text:span text:style-name="T10"/></text:p>
      <text:p text:style-name="P1"><text:span text:style-name="T10">Intermolecula(forms 3D structures):</text:span></text:p>
      <text:p text:style-name="P1"><text:span text:style-name="T10">1) Hydrogen bonds(interacts DNA)</text:span></text:p>
      <text:p text:style-name="P2"><draw:frame text:anchor-type="as-char" svg:width="42.07mm" svg:height="26.99mm" style:rel-width="scale" style:rel-height="scale"><draw:object-ole xlink:href="OleObj1"/><draw:image xlink:href="ObjectReplacements/OleObj1"/></draw:frame><text:span text:style-name="T10"/></text:p>
      <text:p text:style-name="P2"><text:span text:style-name="T10">2 sides have dipol moment H+ is in the middle</text:span></text:p>
      <text:p text:style-name="P2"><draw:frame text:anchor-type="as-char" svg:width="43.39mm" svg:height="15.88mm" style:rel-width="scale" style:rel-height="scale"><draw:object-ole xlink:href="OleObj2"/><draw:image xlink:href="ObjectReplacements/OleObj2"/></draw:frame><text:span text:style-name="T10"/></text:p>
      <text:p text:style-name="P3"><text:span text:style-name="T10">2) London-Dispertion forces(Vandervalo)</text:span></text:p>
      <text:p text:style-name="P3"><text:span text:style-name="T10">Dinamic existantion</text:span></text:p>
      <text:p text:style-name="P3"><text:span text:style-name="T10"/></text:p>
      <text:p text:style-name="P3"><text:span text:style-name="T10">First Law of Thermodynamics:</text:span></text:p>
      <text:p text:style-name="P3"><text:span text:style-name="T10">Energy cannot be created nor destroyed; Energy can only be transformed.</text:span></text:p>
      <text:p text:style-name="P3"><text:span text:style-name="T10">E</text:span><text:span text:style-name="T11">system</text:span><text:span text:style-name="T12"><text:s/>+ E</text:span><text:span text:style-name="T13">suroundings</text:span><text:span text:style-name="T14"><text:s/>= E</text:span><text:span text:style-name="T15">universe</text:span><text:span text:style-name="T16"><text:s/>= Const</text:span></text:p>
      <text:p text:style-name="P3"><text:span text:style-name="T16"/></text:p>
      <text:p text:style-name="P3"><text:span text:style-name="T16">Secound Law of Termodynamics:</text:span></text:p>
      <text:p text:style-name="P3"><text:span text:style-name="T16">Entropy - cool word to describe randomness.</text:span></text:p>
      <text:p text:style-name="P3"><text:span text:style-name="T17">Entropy of the Universe always increase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